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style:text-underline-style="none" officeooo:rsid="00085d3b" officeooo:paragraph-rsid="00067d40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085d3b" officeooo:paragraph-rsid="00085d3b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b1923" officeooo:paragraph-rsid="000b1923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cb4cd" officeooo:paragraph-rsid="000cb4cd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f89a5" officeooo:paragraph-rsid="000f89a5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16ab6" officeooo:paragraph-rsid="00116ab6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1ef8c" officeooo:paragraph-rsid="0011ef8c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52cdd" officeooo:paragraph-rsid="00152cd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727ab" officeooo:paragraph-rsid="001727ab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8c912" officeooo:paragraph-rsid="0018c912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b7130" officeooo:paragraph-rsid="001b7130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67d40" officeooo:paragraph-rsid="00067d40"/>
    </style:style>
    <style:style style:name="P13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67d40" officeooo:paragraph-rsid="00067d40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5d3b" officeooo:paragraph-rsid="00085d3b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b1923" officeooo:paragraph-rsid="000b1923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cb4cd" officeooo:paragraph-rsid="000cb4c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727ab" officeooo:paragraph-rsid="001727ab"/>
    </style:style>
    <style:style style:name="P18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1727ab" officeooo:paragraph-rsid="001727ab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52cdd" officeooo:paragraph-rsid="00152cd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8c912" officeooo:paragraph-rsid="0018c912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b7130" officeooo:paragraph-rsid="001b7130"/>
    </style:style>
    <style:style style:name="T1" style:family="text">
      <style:text-properties officeooo:rsid="00085d3b"/>
    </style:style>
    <style:style style:name="T2" style:family="text">
      <style:text-properties officeooo:rsid="0011da43"/>
    </style:style>
    <style:style style:name="T3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éseaux sociaux pro <text:span text:style-name="T1">(RSP)</text:span></text:p>
      <text:p text:style-name="P12"/>
      <text:p text:style-name="P14">1.Principaux RSP en France</text:p>
      <text:p text:style-name="P2"/>
      <text:p text:style-name="P2">⇒ LinkedIn </text:p>
      <text:p text:style-name="P2">⇒ JDN viadeo</text:p>
      <text:p text:style-name="P1"/>
      <text:p text:style-name="P1"/>
      <text:p text:style-name="P14">2.Rôles</text:p>
      <text:p text:style-name="P2"/>
      <text:p text:style-name="P2">⇒ Réseautage </text:p>
      <text:p text:style-name="P2"><text:tab/>⇒ Système de recommandation et de certification</text:p>
      <text:p text:style-name="P2">⇒ Recherche d’emploi</text:p>
      <text:p text:style-name="P2">⇒ Recrutement</text:p>
      <text:p text:style-name="P2">⇒ Groupe de discussion</text:p>
      <text:p text:style-name="P2"/>
      <text:p text:style-name="P3">⇒ Meilleur visibilité sur les moteurs de recherche</text:p>
      <text:p text:style-name="P3">⇒ Création et gestion d’un réseau</text:p>
      <text:p text:style-name="P3">⇒ Création et gestion du profil professionnel</text:p>
      <text:p text:style-name="P3"/>
      <text:p text:style-name="P15"/>
      <text:p text:style-name="P16">3.Profil</text:p>
      <text:p text:style-name="P4"/>
      <text:p text:style-name="P4">⇒ Très complet ou inutile</text:p>
      <text:p text:style-name="P4">⇒ Photo / bandeau soignés</text:p>
      <text:p text:style-name="P5">⇒ Bon mots clés</text:p>
      <text:p text:style-name="P6">⇒ Brève présentation</text:p>
      <text:p text:style-name="P6">⇒ <text:span text:style-name="T2">Liens vers GitHub, blog, portfolio</text:span></text:p>
      <text:p text:style-name="P7">⇒ Expression correcte</text:p>
      <text:p text:style-name="P7"/>
      <text:p text:style-name="P8"/>
      <text:p text:style-name="P19">4.Contacts</text:p>
      <text:p text:style-name="P8"/>
      <text:p text:style-name="P8">⇒ Contacts pertinents</text:p>
      <text:p text:style-name="P8"><text:tab/>⇒ Qualités</text:p>
      <text:p text:style-name="P8"><text:tab/>⇒ Recherche</text:p>
      <text:p text:style-name="P8"><text:tab/>⇒ Contacts</text:p>
      <text:p text:style-name="P8"><text:tab/><text:tab/>⇒ Prétexte pour rentrer en contact</text:p>
      <text:p text:style-name="P8"><text:tab/>⇒ Réseautage</text:p>
      <text:p text:style-name="P8"/>
      <text:p text:style-name="P8">⇒ 30 % des postes jamais communiqués</text:p>
      <text:p text:style-name="P8"/>
      <text:p text:style-name="P8"/>
      <text:p text:style-name="P17">5.Contributions</text:p>
      <text:p text:style-name="P9"/>
      <text:p text:style-name="P9">⇒ Rédaction d’articles</text:p>
      <text:p text:style-name="P9">⇒ Groupe de discussion thématique</text:p>
      <text:p text:style-name="P9"/>
      <text:p text:style-name="P9">⇒ Expertise dans un domaine</text:p>
      <text:p text:style-name="P9">⇒ Création de lien</text:p>
      <text:p text:style-name="P9">⇒ Consolodisation de son réseau<text:span text:style-name="T3"/></text:p>
      <text:p text:style-name="P18">6.Personal branding</text:p>
      <text:p text:style-name="P9"/>
      <text:p text:style-name="P9">⇒ Nom googlisé</text:p>
      <text:p text:style-name="P9">⇒ E-réputation</text:p>
      <text:p text:style-name="P9">⇒ Identité numérique</text:p>
      <text:p text:style-name="P9">⇒ Lien vers création</text:p>
      <text:p text:style-name="P9">⇒ Actions</text:p>
      <text:p text:style-name="P9">⇒ Identité professionnelle</text:p>
      <text:p text:style-name="P9"/>
      <text:p text:style-name="P9"/>
      <text:p text:style-name="P20">7.Utilisation optimale</text:p>
      <text:p text:style-name="P10"/>
      <text:p text:style-name="P10">⇒ En période de non recherche</text:p>
      <text:p text:style-name="P10"><text:tab/>⇒ Contacts réalisé par le biais de RSP 63 % = entretien</text:p>
      <text:p text:style-name="P10">⇒ Repérage en amont des opportunités</text:p>
      <text:p text:style-name="P10">⇒ Contacts/Info appuyant sa candidature</text:p>
      <text:p text:style-name="P10">⇒ Renseignement poste/entreprise</text:p>
      <text:p text:style-name="P10">⇒ Enquête métier</text:p>
      <text:p text:style-name="P10">⇒ Info sur ses concurrents</text:p>
      <text:p text:style-name="P10"/>
      <text:p text:style-name="P20"/>
      <text:p text:style-name="P21">8.Inscription non obligatoire</text:p>
      <text:p text:style-name="P11"/>
      <text:p text:style-name="P11">⇒ Activité de réseautage professionnel</text:p>
      <text:p text:style-name="P11">⇒ Recherche d’emploi</text:p>
      <text:p text:style-name="P11"/>
      <text:p text:style-name="P11">⇒ Risque</text:p>
      <text:p text:style-name="P11"><text:tab/>⇒ Concurrence accrue ⇒ Travers de l’e-réputation</text:p>
      <text:p text:style-name="P11"><text:tab/>⇒ Critère de sélection inconnus ⇒ Standardisation des profils</text:p>
      <text:p text:style-name="P11"><text:tab/>⇒ Exploitation des données perso</text:p>
      <text:p text:style-name="P1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10-13T10:07:21.337991499</meta:creation-date>
    <dc:date>2023-10-13T10:56:59.498818710</dc:date>
    <dc:creator>Lucas Da SIlveira</dc:creator>
    <meta:editing-duration>PT49M31S</meta:editing-duration>
    <meta:editing-cycles>17</meta:editing-cycles>
    <meta:generator>LibreOffice/7.5.6.2$Linux_X86_64 LibreOffice_project/50$Build-2</meta:generator>
    <meta:document-statistic meta:table-count="0" meta:image-count="0" meta:object-count="0" meta:page-count="2" meta:paragraph-count="57" meta:word-count="223" meta:character-count="1389" meta:non-whitespace-character-count="1208"/>
  </office:meta>
</office:document-meta>
</file>